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11301" officeooo:paragraph-rsid="00011301"/>
    </style:style>
    <style:style style:name="P2" style:family="paragraph" style:parent-style-name="Standard">
      <style:text-properties officeooo:rsid="00011301" officeooo:paragraph-rsid="00029a7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29a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pend around 2 hours trying to figure out why my project solution is not the same with looking of original project from course.</text:p>
      <text:p text:style-name="P1">You can see differences because in course files there is a version of bootsrap 3 and I was using no 4<text:span text:style-name="T1">th</text:span>. Navbars, grids, etc. are tottaly different styling so using code from course doesnt make look how it should be! </text:p>
      <text:p text:style-name="P2">Conclusion is to use documentation from bootstrap webpage to have everything up yo date and with good looking.</text:p>
      <text:p text:style-name="P2"/>
      <text:p text:style-name="P2"><text:span text:style-name="T3">File bootstrap_project.html – I literally tried to write everything like on instruction file, later on I realized that it shuld be done without instruction, just simple page – Navbar+Jumbotron with lorem ipsum content+ grid with pictures of coffe. </text:span></text:p>
      <text:p text:style-name="P2"><text:span text:style-name="T3">Than I made a new file ...right_one.html to check if its possible to have the same look with different documentation and I realized the fail. Anyway, I learned something…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20:39:11.252750588</meta:creation-date>
    <dc:date>2020-03-02T20:51:04.974817809</dc:date>
    <meta:editing-duration>PT11M5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47" meta:character-count="876" meta:non-whitespace-character-count="729"/>
  </office:meta>
</office:document-meta>
</file>